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table:display="true"/>
    </style:style>
    <style:style style:name="T2" style:family="table">
      <style:table-properties table:display="false"/>
    </style:style>
    <style:style style:name="Table1.A1" style:family="table-cell">
      <style:table-cell-properties fo:border="0.0007in solid #000000"/>
    </style:style>
  </office:automatic-styles>
  <office:body>
    <office:text>
      <text:p>this is an example that table is displayed.</text:p>
      <table:table table:name="Table1" table:style-name="T1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that table is not displayed.</text:p>
      <table:table table:name="Table2" table:style-name="T2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